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issonverd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f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</text:p>
          </table:table-cell>
          <table:table-cell table:formula="of:=COM.MICROSOFT.POISSON.DIST(4;6;0)" office:value-type="float" office:value="0.133852617539983" calcext:value-type="float">
            <text:p>0.133852617539983</text:p>
          </table:table-cell>
          <table:table-cell/>
        </table:table-row>
        <table:table-row table:style-name="ro1">
          <table:table-cell office:value-type="string" calcext:value-type="string">
            <text:p>b)</text:p>
          </table:table-cell>
          <table:table-cell table:formula="of:=COM.MICROSOFT.POISSON.DIST(21;30;0)" office:value-type="float" office:value="0.0191587857326254" calcext:value-type="float">
            <text:p>0.019158785732626</text:p>
          </table:table-cell>
          <table:table-cell/>
        </table:table-row>
        <table:table-row table:style-name="ro1">
          <table:table-cell office:value-type="string" calcext:value-type="string">
            <text:p>c)</text:p>
          </table:table-cell>
          <table:table-cell table:formula="of:=COM.MICROSOFT.POISSON.DIST(2;6;1)" office:value-type="float" office:value="0.061968804416659" calcext:value-type="float">
            <text:p>0.061968804416659</text:p>
          </table:table-cell>
          <table:table-cell/>
        </table:table-row>
        <table:table-row table:style-name="ro1">
          <table:table-cell office:value-type="string" calcext:value-type="string">
            <text:p>d)</text:p>
          </table:table-cell>
          <table:table-cell table:formula="of:=1-COM.MICROSOFT.POISSON.DIST(4;6;1)" office:value-type="float" office:value="0.714943499683369" calcext:value-type="float">
            <text:p>0.71494349968336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ef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</text:p>
          </table:table-cell>
          <table:table-cell table:formula="of:=1-COM.MICROSOFT.POISSON.DIST(4;2.5;1)" office:value-type="float" office:value="0.108821981085849" calcext:value-type="float">
            <text:p>0.108821981085849</text:p>
          </table:table-cell>
          <table:table-cell/>
        </table:table-row>
        <table:table-row table:style-name="ro1">
          <table:table-cell office:value-type="string" calcext:value-type="string">
            <text:p>b)</text:p>
          </table:table-cell>
          <table:table-cell table:formula="of:=COM.MICROSOFT.POISSON.DIST(5;2.5;0)+COM.MICROSOFT.POISSON.DIST(6;2.5;0)+COM.MICROSOFT.POISSON.DIST(7;2.5;0)+COM.MICROSOFT.POISSON.DIST(8;2.5;0)" office:value-type="float" office:value="0.107681728253245" calcext:value-type="float">
            <text:p>0.10768172825324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onentiele verdel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ef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</text:p>
          </table:table-cell>
          <table:table-cell/>
          <table:table-cell table:formula="of:=EXP(-(0/10))-EXP(-(6/10))" office:value-type="float" office:value="0.451188363905974" calcext:value-type="float">
            <text:p>0.451188363905974</text:p>
          </table:table-cell>
        </table:table-row>
        <table:table-row table:style-name="ro1">
          <table:table-cell office:value-type="string" calcext:value-type="string">
            <text:p>b)</text:p>
          </table:table-cell>
          <table:table-cell/>
          <table:table-cell table:formula="of:=EXP(-(9/10))" office:value-type="float" office:value="0.406569659740599" calcext:value-type="float">
            <text:p>0.406569659740599</text:p>
          </table:table-cell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P(8&lt;X&lt;15)</text:p>
          </table:table-cell>
          <table:table-cell table:formula="of:=EXP(-(8/10))-EXP(-(15/10))" office:value-type="float" office:value="0.226198803968792" calcext:value-type="float">
            <text:p>0.226198803968792</text:p>
          </table:table-cell>
        </table:table-row>
        <table:table-row table:style-name="ro1">
          <table:table-cell office:value-type="string" calcext:value-type="string">
            <text:p>d)</text:p>
          </table:table-cell>
          <table:table-cell office:value-type="string" calcext:value-type="string">
            <text:p>P(14&lt;X&lt;21)(X&gt;6))</text:p>
          </table:table-cell>
          <table:table-cell table:formula="of:=(EXP(-(14/10))-EXP(-(21/10)))/(EXP(-(6/10)))" office:value-type="float" office:value="0.226198803968792" calcext:value-type="float">
            <text:p>0.226198803968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1:00:32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0T11:00:47.830000000</meta:creation-date>
    <dc:date>2021-02-14T12:36:39.809000000</dc:date>
    <meta:editing-duration>PT1H6M7S</meta:editing-duration>
    <meta:editing-cycles>2</meta:editing-cycles>
    <meta:generator>LibreOffice/6.3.4.2$Windows_X86_64 LibreOffice_project/60da17e045e08f1793c57c00ba83cdfce946d0aa</meta:generator>
    <meta:document-statistic meta:table-count="1" meta:cell-count="27" meta:object-count="0"/>
  </office:meta>
</office:document-meta>
</file>